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15cm"/>
    </style:style>
    <style:style style:name="co5" style:family="table-column">
      <style:table-column-properties fo:break-before="auto" style:column-width="2.32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766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1.418cm"/>
    </style:style>
    <style:style style:name="co13" style:family="table-column">
      <style:table-column-properties fo:break-before="auto" style:column-width="2.247cm"/>
    </style:style>
    <style:style style:name="co14" style:family="table-column">
      <style:table-column-properties fo:break-before="auto" style:column-width="4.46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Normal" style:data-style-name="N111">
      <style:text-properties style:use-window-font-color="true"/>
    </style:style>
    <style:style style:name="ce2" style:family="table-cell" style:parent-style-name="Excel_20_Built-in_20_Normal" style:data-style-name="N111">
      <style:table-cell-properties fo:background-color="transparent"/>
      <style:text-properties style:use-window-font-color="true"/>
    </style:style>
    <style:style style:name="ce3" style:family="table-cell" style:parent-style-name="Excel_20_Built-in_20_Normal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2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Excel_20_Built-in_20_Normal" style:data-style-name="N2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10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Excel_20_Built-in_20_Normal" style:data-style-name="N110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Excel_20_Built-in_20_Normal" style:data-style-name="N111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Excel_20_Built-in_20_Normal" style:data-style-name="N111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Excel_20_Built-in_20_Normal" style:data-style-name="N111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Excel_20_Built-in_20_Normal" style:data-style-name="N2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9" style:family="table-cell" style:parent-style-name="Excel_20_Built-in_20_Normal" style:data-style-name="N2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11">
      <style:text-properties style:use-window-font-color="true"/>
    </style:style>
    <style:style style:name="ce21" style:family="table-cell" style:parent-style-name="Default" style:data-style-name="N111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9"/>
        <table:table-column table:style-name="co11" table:default-cell-style-name="ce1"/>
        <table:table-column table:style-name="co12" table:default-cell-style-name="ce11"/>
        <table:table-column table:style-name="co13" table:default-cell-style-name="ce14"/>
        <table:table-column table:style-name="co14" table:default-cell-style-name="ce17"/>
        <table:table-column table:style-name="co2" table:default-cell-style-name="ce19"/>
        <table:table-column table:style-name="co2" table:number-columns-repeated="1011" table:default-cell-style-name="ce1"/>
        <table:table-row table:style-name="ro2">
          <table:table-cell office:value-type="string">
            <text:p>Planete</text:p>
          </table:table-cell>
          <table:table-cell office:value-type="string">
            <text:p>KM</text:p>
          </table:table-cell>
          <table:table-cell office:value-type="string">
            <text:p>KMArrondi</text:p>
          </table:table-cell>
          <table:table-cell table:style-name="ce3" office:value-type="string">
            <text:p>P-Pixel</text:p>
          </table:table-cell>
          <table:table-cell table:style-name="ce6" office:value-type="string">
            <text:p>PixelArrondi</text:p>
          </table:table-cell>
          <table:table-cell table:style-name="ce6" office:value-type="string">
            <text:p>P-Margin</text:p>
          </table:table-cell>
          <table:table-cell office:value-type="string">
            <text:p>Rotation</text:p>
          </table:table-cell>
          <table:table-cell table:style-name="ce8" office:value-type="string">
            <text:p>Vitesse .s</text:p>
          </table:table-cell>
          <table:table-cell office:value-type="string">
            <text:p>Distance du soleil en <text:s/>million de km</text:p>
          </table:table-cell>
          <table:table-cell table:style-name="ce10" office:value-type="string">
            <text:p>Distance en pixel</text:p>
          </table:table-cell>
          <table:table-cell table:style-name="ce12" office:value-type="string">
            <text:p>ORBIT</text:p>
          </table:table-cell>
          <table:table-cell table:style-name="ce15" office:value-type="string">
            <text:p>ORBITArrondi</text:p>
          </table:table-cell>
          <table:table-cell table:style-name="ce18" office:value-type="string">
            <text:p>Margin</text:p>
          </table:table-cell>
          <table:table-cell/>
          <table:table-cell office:value-type="string">
            <text:p>Taille divisée par 13920 +3px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Soleil</text:p>
          </table:table-cell>
          <table:table-cell table:style-name="ce2" office:value-type="float" office:value="1392000">
            <text:p>1392000,0</text:p>
          </table:table-cell>
          <table:table-cell table:style-name="ce2" office:value-type="float" office:value="1400000">
            <text:p>1400000,0</text:p>
          </table:table-cell>
          <table:table-cell table:style-name="ce4" table:formula="of:=SUM([.C2]/14000)+1" office:value-type="float" office:value="101">
            <text:p>101,00</text:p>
          </table:table-cell>
          <table:table-cell office:value-type="float" office:value="101">
            <text:p>101,00</text:p>
          </table:table-cell>
          <table:table-cell table:formula="of:=SUM([.E2]/2)" office:value-type="float" office:value="50.5">
            <text:p>50,50</text:p>
          </table:table-cell>
          <table:table-cell table:style-name="ce2"/>
          <table:table-cell table:formula="of:=SUM([.G2]/36.5)" office:value-type="float" office:value="0">
            <text:p/>
          </table:table-cell>
          <table:table-cell table:style-name="ce2"/>
          <table:table-cell/>
          <table:table-cell table:style-name="ce12"/>
          <table:table-cell table:style-name="ce16"/>
          <table:table-cell table:number-columns-repeated="2"/>
          <table:table-cell office:value-type="string">
            <text:p>Vitesse divisée par 36,5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Mercure</text:p>
          </table:table-cell>
          <table:table-cell table:style-name="ce2" office:value-type="float" office:value="4878">
            <text:p>4878,0</text:p>
          </table:table-cell>
          <table:table-cell table:style-name="ce2" office:value-type="float" office:value="4900">
            <text:p>4900,0</text:p>
          </table:table-cell>
          <table:table-cell table:style-name="ce4" table:formula="of:=SUM([.C3]/14000)+1" office:value-type="float" office:value="1.35">
            <text:p>1,35</text:p>
          </table:table-cell>
          <table:table-cell office:value-type="float" office:value="1.6">
            <text:p>1,60</text:p>
          </table:table-cell>
          <table:table-cell table:formula="of:=SUM([.E3]/2)" office:value-type="float" office:value="0.8">
            <text:p>0,80</text:p>
          </table:table-cell>
          <table:table-cell table:style-name="ce2" office:value-type="float" office:value="87.5">
            <text:p>87,5</text:p>
          </table:table-cell>
          <table:table-cell table:formula="of:=SUM([.G3]/36.5)" office:value-type="float" office:value="2.3972602739726">
            <text:p>2</text:p>
          </table:table-cell>
          <table:table-cell table:style-name="ce2" office:value-type="float" office:value="57910000">
            <text:p>57910000,0</text:p>
          </table:table-cell>
          <table:table-cell table:formula="of:=SUM([.I3]/1400000)" office:value-type="float" office:value="41.3642857142857">
            <text:p>41,4</text:p>
          </table:table-cell>
          <table:table-cell table:style-name="ce12" table:formula="of:=SUM([.J3]+[.D2]+[.D3])" office:value-type="float" office:value="143.714285714286">
            <text:p>143,7</text:p>
          </table:table-cell>
          <table:table-cell table:style-name="ce16" office:value-type="float" office:value="143">
            <text:p>143,0</text:p>
          </table:table-cell>
          <table:table-cell table:formula="of:=SUM([.L3]/2)" office:value-type="float" office:value="71.5">
            <text:p>71,50</text:p>
          </table:table-cell>
          <table:table-cell/>
          <table:table-cell office:value-type="string">
            <text:p>Distance divisée par taille du soleil / planete ou elle orbite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Venus</text:p>
          </table:table-cell>
          <table:table-cell table:style-name="ce2" office:value-type="float" office:value="12104">
            <text:p>12104,0</text:p>
          </table:table-cell>
          <table:table-cell table:style-name="ce2" office:value-type="float" office:value="12000">
            <text:p>12000,0</text:p>
          </table:table-cell>
          <table:table-cell table:style-name="ce4" table:formula="of:=SUM([.C4]/14000)+1" office:value-type="float" office:value="1.85714285714286">
            <text:p>1,86</text:p>
          </table:table-cell>
          <table:table-cell office:value-type="float" office:value="1.8">
            <text:p>1,80</text:p>
          </table:table-cell>
          <table:table-cell table:formula="of:=SUM([.E4]/2)" office:value-type="float" office:value="0.9">
            <text:p>0,90</text:p>
          </table:table-cell>
          <table:table-cell table:style-name="ce2" office:value-type="float" office:value="224.7">
            <text:p>224,7</text:p>
          </table:table-cell>
          <table:table-cell table:formula="of:=SUM([.G4]/36.5)" office:value-type="float" office:value="6.15616438356164">
            <text:p>6</text:p>
          </table:table-cell>
          <table:table-cell table:style-name="ce2" office:value-type="float" office:value="108200000">
            <text:p>108200000,0</text:p>
          </table:table-cell>
          <table:table-cell table:formula="of:=SUM([.I4]/1400000)" office:value-type="float" office:value="77.2857142857143">
            <text:p>77,3</text:p>
          </table:table-cell>
          <table:table-cell table:style-name="ce12" table:formula="of:=SUM([.J4]+[.D2]+[.D4])" office:value-type="float" office:value="180.142857142857">
            <text:p>180,1</text:p>
          </table:table-cell>
          <table:table-cell table:style-name="ce16" office:value-type="float" office:value="180">
            <text:p>180,0</text:p>
          </table:table-cell>
          <table:table-cell table:formula="of:=SUM([.L4]/2)" office:value-type="float" office:value="90">
            <text:p>90,00</text:p>
          </table:table-cell>
          <table:table-cell/>
          <table:table-cell office:value-type="string">
            <text:p>Distance des orbites = Distance entre la planete et le soleil + sa taille + taille du soleil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Terre</text:p>
          </table:table-cell>
          <table:table-cell table:style-name="ce2" office:value-type="float" office:value="12756">
            <text:p>12756,0</text:p>
          </table:table-cell>
          <table:table-cell table:style-name="ce2" office:value-type="float" office:value="12000">
            <text:p>12000,0</text:p>
          </table:table-cell>
          <table:table-cell table:style-name="ce4" table:formula="of:=SUM([.C5]/14000)+1" office:value-type="float" office:value="1.85714285714286">
            <text:p>1,86</text:p>
          </table:table-cell>
          <table:table-cell office:value-type="float" office:value="1.8">
            <text:p>1,80</text:p>
          </table:table-cell>
          <table:table-cell table:formula="of:=SUM([.E5]/2)" office:value-type="float" office:value="0.9">
            <text:p>0,90</text:p>
          </table:table-cell>
          <table:table-cell table:style-name="ce2" office:value-type="float" office:value="365">
            <text:p>365,0</text:p>
          </table:table-cell>
          <table:table-cell table:formula="of:=SUM([.G5]/36.5)" office:value-type="float" office:value="10">
            <text:p>10</text:p>
          </table:table-cell>
          <table:table-cell table:style-name="ce2" office:value-type="float" office:value="149600000">
            <text:p>149600000,0</text:p>
          </table:table-cell>
          <table:table-cell table:formula="of:=SUM([.I5]/1400000)" office:value-type="float" office:value="106.857142857143">
            <text:p>106,9</text:p>
          </table:table-cell>
          <table:table-cell table:style-name="ce12" table:formula="of:=SUM([.J5]+[.D2]+[.D5])" office:value-type="float" office:value="209.714285714286">
            <text:p>209,7</text:p>
          </table:table-cell>
          <table:table-cell table:style-name="ce16" office:value-type="float" office:value="210">
            <text:p>210,0</text:p>
          </table:table-cell>
          <table:table-cell table:formula="of:=SUM([.L5]/2)" office:value-type="float" office:value="105">
            <text:p>105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Lune</text:p>
          </table:table-cell>
          <table:table-cell table:style-name="ce2" office:value-type="float" office:value="3474">
            <text:p>3474,0</text:p>
          </table:table-cell>
          <table:table-cell table:style-name="ce2" office:value-type="float" office:value="3500">
            <text:p>3500,0</text:p>
          </table:table-cell>
          <table:table-cell table:style-name="ce4" table:formula="of:=SUM([.C6]/14000)+1" office:value-type="float" office:value="1.25">
            <text:p>1,25</text:p>
          </table:table-cell>
          <table:table-cell office:value-type="float" office:value="1.2">
            <text:p>1,20</text:p>
          </table:table-cell>
          <table:table-cell table:formula="of:=SUM([.E6]/2)" office:value-type="float" office:value="0.6">
            <text:p>0,60</text:p>
          </table:table-cell>
          <table:table-cell table:style-name="ce2" office:value-type="float" office:value="365">
            <text:p>365,0</text:p>
          </table:table-cell>
          <table:table-cell table:formula="of:=SUM([.G6]/36.5)" office:value-type="float" office:value="10">
            <text:p>10</text:p>
          </table:table-cell>
          <table:table-cell table:style-name="ce2" office:value-type="float" office:value="384400">
            <text:p>384400,0</text:p>
          </table:table-cell>
          <table:table-cell table:formula="of:=SUM([.I6]/1400000)" office:value-type="float" office:value="0.274571428571429">
            <text:p>0,3</text:p>
          </table:table-cell>
          <table:table-cell table:style-name="ce12" table:formula="of:=SUM([.J6]+[.D5]+[.D6])" office:value-type="float" office:value="3.38171428571429">
            <text:p>3,4</text:p>
          </table:table-cell>
          <table:table-cell table:style-name="ce16" office:value-type="float" office:value="3">
            <text:p>3,0</text:p>
          </table:table-cell>
          <table:table-cell table:formula="of:=SUM([.L6]/2)" office:value-type="float" office:value="1.5">
            <text:p>1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6780">
            <text:p>6780,0</text:p>
          </table:table-cell>
          <table:table-cell table:style-name="ce2" office:value-type="float" office:value="6800">
            <text:p>6800,0</text:p>
          </table:table-cell>
          <table:table-cell table:style-name="ce4" table:formula="of:=SUM([.C7]/14000)+1" office:value-type="float" office:value="1.48571428571429">
            <text:p>1,49</text:p>
          </table:table-cell>
          <table:table-cell office:value-type="float" office:value="1.6">
            <text:p>1,60</text:p>
          </table:table-cell>
          <table:table-cell table:formula="of:=SUM([.E7]/2)" office:value-type="float" office:value="0.8">
            <text:p>0,80</text:p>
          </table:table-cell>
          <table:table-cell table:style-name="ce2" office:value-type="float" office:value="687">
            <text:p>687,0</text:p>
          </table:table-cell>
          <table:table-cell table:formula="of:=SUM([.G7]/36.5)" office:value-type="float" office:value="18.8219178082192">
            <text:p>19</text:p>
          </table:table-cell>
          <table:table-cell table:style-name="ce2" office:value-type="float" office:value="227900000">
            <text:p>227900000,0</text:p>
          </table:table-cell>
          <table:table-cell table:formula="of:=SUM([.I7]/1400000)" office:value-type="float" office:value="162.785714285714">
            <text:p>162,8</text:p>
          </table:table-cell>
          <table:table-cell table:style-name="ce12" table:formula="of:=SUM([.J7]+[.D2]+[.D7])" office:value-type="float" office:value="265.271428571429">
            <text:p>265,3</text:p>
          </table:table-cell>
          <table:table-cell table:style-name="ce16" office:value-type="float" office:value="265">
            <text:p>265,0</text:p>
          </table:table-cell>
          <table:table-cell table:formula="of:=SUM([.L7]/2)" office:value-type="float" office:value="132.5">
            <text:p>132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Phobos</text:p>
          </table:table-cell>
          <table:table-cell table:style-name="ce2" office:value-type="float" office:value="26.8">
            <text:p>26,8</text:p>
          </table:table-cell>
          <table:table-cell table:style-name="ce2" office:value-type="float" office:value="30">
            <text:p>30,0</text:p>
          </table:table-cell>
          <table:table-cell table:style-name="ce4" table:formula="of:=SUM([.C8]/14000)+1" office:value-type="float" office:value="1.00214285714286">
            <text:p>1,00</text:p>
          </table:table-cell>
          <table:table-cell office:value-type="float" office:value="1">
            <text:p>1,00</text:p>
          </table:table-cell>
          <table:table-cell table:formula="of:=SUM([.E8]/2)" office:value-type="float" office:value="0.5">
            <text:p>0,5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9377">
            <text:p>9377,0</text:p>
          </table:table-cell>
          <table:table-cell table:formula="of:=SUM([.I8]/1400000)" office:value-type="float" office:value="0.00669785714285714">
            <text:p>0,0</text:p>
          </table:table-cell>
          <table:table-cell table:style-name="ce12" table:formula="of:=SUM([.J8]+[.D7]+[.D8])" office:value-type="float" office:value="2.494555">
            <text:p>2,5</text:p>
          </table:table-cell>
          <table:table-cell table:style-name="ce16" office:value-type="float" office:value="3">
            <text:p>3,0</text:p>
          </table:table-cell>
          <table:table-cell table:formula="of:=SUM([.L8]/2)" office:value-type="float" office:value="1.5">
            <text:p>1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2.Deimos</text:p>
          </table:table-cell>
          <table:table-cell table:style-name="ce2" office:value-type="float" office:value="15">
            <text:p>15,0</text:p>
          </table:table-cell>
          <table:table-cell table:style-name="ce2" office:value-type="float" office:value="16">
            <text:p>16,0</text:p>
          </table:table-cell>
          <table:table-cell table:style-name="ce4" table:formula="of:=SUM([.C9]/14000)+1" office:value-type="float" office:value="1.00114285714286">
            <text:p>1,00</text:p>
          </table:table-cell>
          <table:table-cell office:value-type="float" office:value="1">
            <text:p>1,00</text:p>
          </table:table-cell>
          <table:table-cell table:formula="of:=SUM([.E9]/2)" office:value-type="float" office:value="0.5">
            <text:p>0,50</text:p>
          </table:table-cell>
          <table:table-cell table:style-name="ce2"/>
          <table:table-cell office:value-type="float" office:value="1.5">
            <text:p>2</text:p>
          </table:table-cell>
          <table:table-cell table:style-name="ce2" office:value-type="float" office:value="23460">
            <text:p>23460,0</text:p>
          </table:table-cell>
          <table:table-cell table:formula="of:=SUM([.I9]/1400000)" office:value-type="float" office:value="0.0167571428571429">
            <text:p>0,0</text:p>
          </table:table-cell>
          <table:table-cell table:style-name="ce12" table:formula="of:=SUM([.J9]+[.D7]+[.D9])" office:value-type="float" office:value="2.50361428571429">
            <text:p>2,5</text:p>
          </table:table-cell>
          <table:table-cell table:style-name="ce16" office:value-type="float" office:value="3">
            <text:p>3,0</text:p>
          </table:table-cell>
          <table:table-cell table:formula="of:=SUM([.L9]/2)" office:value-type="float" office:value="1.5">
            <text:p>1,50</text:p>
          </table:table-cell>
          <table:table-cell table:style-name="ce2" table:number-columns-repeated="2"/>
          <table:table-cell table:style-name="ce21"/>
          <table:table-cell table:style-name="ce2" table:number-columns-repeated="1008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71492">
            <text:p>71492,0</text:p>
          </table:table-cell>
          <table:table-cell table:style-name="ce2" office:value-type="float" office:value="71500">
            <text:p>71500,0</text:p>
          </table:table-cell>
          <table:table-cell table:style-name="ce4" table:formula="of:=SUM([.C10]/14000)+1" office:value-type="float" office:value="6.10714285714286">
            <text:p>6,11</text:p>
          </table:table-cell>
          <table:table-cell office:value-type="float" office:value="6">
            <text:p>6,00</text:p>
          </table:table-cell>
          <table:table-cell table:formula="of:=SUM([.E10]/2)" office:value-type="float" office:value="3">
            <text:p>3,00</text:p>
          </table:table-cell>
          <table:table-cell table:style-name="ce2" office:value-type="float" office:value="4331">
            <text:p>4331,0</text:p>
          </table:table-cell>
          <table:table-cell table:formula="of:=SUM([.G10]/36.5)" office:value-type="float" office:value="118.657534246575">
            <text:p>119</text:p>
          </table:table-cell>
          <table:table-cell table:style-name="ce2" office:value-type="float" office:value="778500000">
            <text:p>778500000,0</text:p>
          </table:table-cell>
          <table:table-cell table:formula="of:=SUM([.I10]/1400000)" office:value-type="float" office:value="556.071428571429">
            <text:p>556,1</text:p>
          </table:table-cell>
          <table:table-cell table:style-name="ce12" table:formula="of:=SUM([.J10]+[.D2]+[.D10])" office:value-type="float" office:value="663.178571428572">
            <text:p>663,2</text:p>
          </table:table-cell>
          <table:table-cell table:style-name="ce16" office:value-type="float" office:value="665">
            <text:p>665,0</text:p>
          </table:table-cell>
          <table:table-cell table:formula="of:=SUM([.L10]/2)" office:value-type="float" office:value="332.5">
            <text:p>332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 Ganymède</text:p>
          </table:table-cell>
          <table:table-cell table:style-name="ce2" office:value-type="float" office:value="5262">
            <text:p>5262,0</text:p>
          </table:table-cell>
          <table:table-cell table:style-name="ce2" office:value-type="float" office:value="5300">
            <text:p>5300,0</text:p>
          </table:table-cell>
          <table:table-cell table:style-name="ce4" table:formula="of:=SUM([.C11]/14000)+1" office:value-type="float" office:value="1.37857142857143">
            <text:p>1,38</text:p>
          </table:table-cell>
          <table:table-cell office:value-type="float" office:value="1.4">
            <text:p>1,40</text:p>
          </table:table-cell>
          <table:table-cell table:formula="of:=SUM([.E11]/2)" office:value-type="float" office:value="0.7">
            <text:p>0,7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1070400">
            <text:p>1070400,0</text:p>
          </table:table-cell>
          <table:table-cell table:formula="of:=SUM([.I11]/1400000)" office:value-type="float" office:value="0.764571428571429">
            <text:p>0,8</text:p>
          </table:table-cell>
          <table:table-cell table:style-name="ce12" table:formula="of:=SUM([.J11]+[.D10]+[.D11])" office:value-type="float" office:value="8.25028571428571">
            <text:p>8,3</text:p>
          </table:table-cell>
          <table:table-cell table:style-name="ce16" office:value-type="float" office:value="8">
            <text:p>8,0</text:p>
          </table:table-cell>
          <table:table-cell table:formula="of:=SUM([.L11]/2)" office:value-type="float" office:value="4">
            <text:p>4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2. Callisto</text:p>
          </table:table-cell>
          <table:table-cell table:style-name="ce2" office:value-type="float" office:value="4821">
            <text:p>4821,0</text:p>
          </table:table-cell>
          <table:table-cell table:style-name="ce2" office:value-type="float" office:value="4800">
            <text:p>4800,0</text:p>
          </table:table-cell>
          <table:table-cell table:style-name="ce4" table:formula="of:=SUM([.C12]/14000)+1" office:value-type="float" office:value="1.34285714285714">
            <text:p>1,34</text:p>
          </table:table-cell>
          <table:table-cell office:value-type="float" office:value="1.4">
            <text:p>1,40</text:p>
          </table:table-cell>
          <table:table-cell table:formula="of:=SUM([.E12]/2)" office:value-type="float" office:value="0.7">
            <text:p>0,7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1882700">
            <text:p>1882700,0</text:p>
          </table:table-cell>
          <table:table-cell table:formula="of:=SUM([.I12]/1400000)" office:value-type="float" office:value="1.34478571428571">
            <text:p>1,3</text:p>
          </table:table-cell>
          <table:table-cell table:style-name="ce12" table:formula="of:=SUM([.J12]+[.D10]+[.D12])" office:value-type="float" office:value="8.79478571428571">
            <text:p>8,8</text:p>
          </table:table-cell>
          <table:table-cell table:style-name="ce16" office:value-type="float" office:value="9">
            <text:p>9,0</text:p>
          </table:table-cell>
          <table:table-cell table:formula="of:=SUM([.L12]/2)" office:value-type="float" office:value="4.5">
            <text:p>4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3. Io</text:p>
          </table:table-cell>
          <table:table-cell table:style-name="ce2" office:value-type="float" office:value="3643">
            <text:p>3643,0</text:p>
          </table:table-cell>
          <table:table-cell table:style-name="ce2" office:value-type="float" office:value="3600">
            <text:p>3600,0</text:p>
          </table:table-cell>
          <table:table-cell table:style-name="ce4" table:formula="of:=SUM([.C13]/14000)+1" office:value-type="float" office:value="1.25714285714286">
            <text:p>1,26</text:p>
          </table:table-cell>
          <table:table-cell office:value-type="float" office:value="1.2">
            <text:p>1,20</text:p>
          </table:table-cell>
          <table:table-cell table:formula="of:=SUM([.E13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421800">
            <text:p>421800,0</text:p>
          </table:table-cell>
          <table:table-cell table:formula="of:=SUM([.I13]/1400000)" office:value-type="float" office:value="0.301285714285714">
            <text:p>0,3</text:p>
          </table:table-cell>
          <table:table-cell table:style-name="ce12" table:formula="of:=SUM([.J13]+[.D10]+[.D13])" office:value-type="float" office:value="7.66557142857143">
            <text:p>7,7</text:p>
          </table:table-cell>
          <table:table-cell table:style-name="ce16" office:value-type="float" office:value="8">
            <text:p>8,0</text:p>
          </table:table-cell>
          <table:table-cell table:formula="of:=SUM([.L13]/2)" office:value-type="float" office:value="4">
            <text:p>4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4. Europe</text:p>
          </table:table-cell>
          <table:table-cell table:style-name="ce2" office:value-type="float" office:value="3122">
            <text:p>3122,0</text:p>
          </table:table-cell>
          <table:table-cell table:style-name="ce2" office:value-type="float" office:value="3100">
            <text:p>3100,0</text:p>
          </table:table-cell>
          <table:table-cell table:style-name="ce4" table:formula="of:=SUM([.C14]/14000)+1" office:value-type="float" office:value="1.22142857142857">
            <text:p>1,22</text:p>
          </table:table-cell>
          <table:table-cell office:value-type="float" office:value="1.2">
            <text:p>1,20</text:p>
          </table:table-cell>
          <table:table-cell table:formula="of:=SUM([.E14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671100">
            <text:p>671100,0</text:p>
          </table:table-cell>
          <table:table-cell table:formula="of:=SUM([.I14]/1400000)" office:value-type="float" office:value="0.479357142857143">
            <text:p>0,5</text:p>
          </table:table-cell>
          <table:table-cell table:style-name="ce12" table:formula="of:=SUM([.J14]+[.D10]+[.D14])" office:value-type="float" office:value="7.80792857142857">
            <text:p>7,8</text:p>
          </table:table-cell>
          <table:table-cell table:style-name="ce16" office:value-type="float" office:value="8">
            <text:p>8,0</text:p>
          </table:table-cell>
          <table:table-cell table:formula="of:=SUM([.L14]/2)" office:value-type="float" office:value="4">
            <text:p>4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Saturne</text:p>
          </table:table-cell>
          <table:table-cell table:number-columns-repeated="2" table:style-name="ce2" office:value-type="float" office:value="120600">
            <text:p>120600,0</text:p>
          </table:table-cell>
          <table:table-cell table:style-name="ce4" table:formula="of:=SUM([.C15]/14000)+1" office:value-type="float" office:value="9.61428571428571">
            <text:p>9,61</text:p>
          </table:table-cell>
          <table:table-cell office:value-type="float" office:value="9.6">
            <text:p>9,60</text:p>
          </table:table-cell>
          <table:table-cell table:formula="of:=SUM([.E15]/2)" office:value-type="float" office:value="4.8">
            <text:p>4,80</text:p>
          </table:table-cell>
          <table:table-cell table:style-name="ce2" office:value-type="float" office:value="10747">
            <text:p>10747,0</text:p>
          </table:table-cell>
          <table:table-cell table:formula="of:=SUM([.G15]/36.5)" office:value-type="float" office:value="294.438356164384">
            <text:p>294</text:p>
          </table:table-cell>
          <table:table-cell table:style-name="ce2" office:value-type="float" office:value="1433000000">
            <text:p>1433000000,0</text:p>
          </table:table-cell>
          <table:table-cell table:formula="of:=SUM([.I15]/1400000)" office:value-type="float" office:value="1023.57142857143">
            <text:p>1023,6</text:p>
          </table:table-cell>
          <table:table-cell table:style-name="ce12" table:formula="of:=SUM([.J15]+[.D2]+[.D15])" office:value-type="float" office:value="1134.18571428571">
            <text:p>1134,2</text:p>
          </table:table-cell>
          <table:table-cell table:style-name="ce16" office:value-type="float" office:value="1134">
            <text:p>1134,0</text:p>
          </table:table-cell>
          <table:table-cell table:formula="of:=SUM([.L15]/2)" office:value-type="float" office:value="567">
            <text:p>567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 Titan</text:p>
          </table:table-cell>
          <table:table-cell table:style-name="ce2" office:value-type="float" office:value="5150">
            <text:p>5150,0</text:p>
          </table:table-cell>
          <table:table-cell table:style-name="ce2" office:value-type="float" office:value="5200">
            <text:p>5200,0</text:p>
          </table:table-cell>
          <table:table-cell table:style-name="ce4" table:formula="of:=SUM([.C16]/14000)+1" office:value-type="float" office:value="1.37142857142857">
            <text:p>1,37</text:p>
          </table:table-cell>
          <table:table-cell office:value-type="float" office:value="1.4">
            <text:p>1,40</text:p>
          </table:table-cell>
          <table:table-cell table:formula="of:=SUM([.E16]/2)" office:value-type="float" office:value="0.7">
            <text:p>0,7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1221830">
            <text:p>1221830,0</text:p>
          </table:table-cell>
          <table:table-cell table:formula="of:=SUM([.I16]/1400000)" office:value-type="float" office:value="0.872735714285714">
            <text:p>0,9</text:p>
          </table:table-cell>
          <table:table-cell table:style-name="ce12" table:formula="of:=SUM([.J16]+[.D15]+[.D16])" office:value-type="float" office:value="11.85845">
            <text:p>11,9</text:p>
          </table:table-cell>
          <table:table-cell table:style-name="ce16" office:value-type="float" office:value="12">
            <text:p>12,0</text:p>
          </table:table-cell>
          <table:table-cell table:formula="of:=SUM([.L16]/2)" office:value-type="float" office:value="6">
            <text:p>6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2. Rhéa</text:p>
          </table:table-cell>
          <table:table-cell table:style-name="ce2" office:value-type="float" office:value="1532">
            <text:p>1532,0</text:p>
          </table:table-cell>
          <table:table-cell table:style-name="ce2" office:value-type="float" office:value="1500">
            <text:p>1500,0</text:p>
          </table:table-cell>
          <table:table-cell table:style-name="ce4" table:formula="of:=SUM([.C17]/14000)+1" office:value-type="float" office:value="1.10714285714286">
            <text:p>1,11</text:p>
          </table:table-cell>
          <table:table-cell office:value-type="float" office:value="1.2">
            <text:p>1,20</text:p>
          </table:table-cell>
          <table:table-cell table:formula="of:=SUM([.E17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527040">
            <text:p>527040,0</text:p>
          </table:table-cell>
          <table:table-cell table:formula="of:=SUM([.I17]/1400000)" office:value-type="float" office:value="0.376457142857143">
            <text:p>0,4</text:p>
          </table:table-cell>
          <table:table-cell table:style-name="ce12" table:formula="of:=SUM([.J17]+[.D15]+[.D17])" office:value-type="float" office:value="11.0978857142857">
            <text:p>11,1</text:p>
          </table:table-cell>
          <table:table-cell table:style-name="ce16" office:value-type="float" office:value="11">
            <text:p>11,0</text:p>
          </table:table-cell>
          <table:table-cell table:formula="of:=SUM([.L17]/2)" office:value-type="float" office:value="5.5">
            <text:p>5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3. Japet</text:p>
          </table:table-cell>
          <table:table-cell table:style-name="ce2" office:value-type="float" office:value="1494">
            <text:p>1494,0</text:p>
          </table:table-cell>
          <table:table-cell table:style-name="ce2" office:value-type="float" office:value="1500">
            <text:p>1500,0</text:p>
          </table:table-cell>
          <table:table-cell table:style-name="ce4" table:formula="of:=SUM([.C18]/14000)+1" office:value-type="float" office:value="1.10714285714286">
            <text:p>1,11</text:p>
          </table:table-cell>
          <table:table-cell office:value-type="float" office:value="1.2">
            <text:p>1,20</text:p>
          </table:table-cell>
          <table:table-cell table:formula="of:=SUM([.E18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3561300">
            <text:p>3561300,0</text:p>
          </table:table-cell>
          <table:table-cell table:formula="of:=SUM([.I18]/1400000)" office:value-type="float" office:value="2.54378571428571">
            <text:p>2,5</text:p>
          </table:table-cell>
          <table:table-cell table:style-name="ce12" table:formula="of:=SUM([.J18]+[.D15]+[.D18])" office:value-type="float" office:value="13.2652142857143">
            <text:p>13,3</text:p>
          </table:table-cell>
          <table:table-cell table:style-name="ce16" office:value-type="float" office:value="13">
            <text:p>13,0</text:p>
          </table:table-cell>
          <table:table-cell table:formula="of:=SUM([.L18]/2)" office:value-type="float" office:value="6.5">
            <text:p>6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4. Dioné</text:p>
          </table:table-cell>
          <table:table-cell table:style-name="ce2" office:value-type="float" office:value="1118">
            <text:p>1118,0</text:p>
          </table:table-cell>
          <table:table-cell table:style-name="ce2" office:value-type="float" office:value="1100">
            <text:p>1100,0</text:p>
          </table:table-cell>
          <table:table-cell table:style-name="ce4" table:formula="of:=SUM([.C19]/14000)+1" office:value-type="float" office:value="1.07857142857143">
            <text:p>1,08</text:p>
          </table:table-cell>
          <table:table-cell office:value-type="float" office:value="1.2">
            <text:p>1,20</text:p>
          </table:table-cell>
          <table:table-cell table:formula="of:=SUM([.E19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377400">
            <text:p>377400,0</text:p>
          </table:table-cell>
          <table:table-cell table:formula="of:=SUM([.I19]/1400000)" office:value-type="float" office:value="0.269571428571429">
            <text:p>0,3</text:p>
          </table:table-cell>
          <table:table-cell table:style-name="ce12" table:formula="of:=SUM([.J19]+[.D15]+[.D19])" office:value-type="float" office:value="10.9624285714286">
            <text:p>11,0</text:p>
          </table:table-cell>
          <table:table-cell table:style-name="ce16" office:value-type="float" office:value="11">
            <text:p>11,0</text:p>
          </table:table-cell>
          <table:table-cell table:formula="of:=SUM([.L19]/2)" office:value-type="float" office:value="5.5">
            <text:p>5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5. Téthys</text:p>
          </table:table-cell>
          <table:table-cell table:style-name="ce2" office:value-type="float" office:value="1060">
            <text:p>1060,0</text:p>
          </table:table-cell>
          <table:table-cell table:style-name="ce2" office:value-type="float" office:value="1000">
            <text:p>1000,0</text:p>
          </table:table-cell>
          <table:table-cell table:style-name="ce4" table:formula="of:=SUM([.C20]/14000)+1" office:value-type="float" office:value="1.07142857142857">
            <text:p>1,07</text:p>
          </table:table-cell>
          <table:table-cell office:value-type="float" office:value="1.2">
            <text:p>1,20</text:p>
          </table:table-cell>
          <table:table-cell table:formula="of:=SUM([.E20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294660">
            <text:p>294660,0</text:p>
          </table:table-cell>
          <table:table-cell table:formula="of:=SUM([.I20]/1400000)" office:value-type="float" office:value="0.210471428571429">
            <text:p>0,2</text:p>
          </table:table-cell>
          <table:table-cell table:style-name="ce12" table:formula="of:=SUM([.J20]+[.D15]+[.D20])" office:value-type="float" office:value="10.8961857142857">
            <text:p>10,9</text:p>
          </table:table-cell>
          <table:table-cell table:style-name="ce16" office:value-type="float" office:value="11">
            <text:p>11,0</text:p>
          </table:table-cell>
          <table:table-cell table:formula="of:=SUM([.L20]/2)" office:value-type="float" office:value="5.5">
            <text:p>5,5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51118">
            <text:p>51118,0</text:p>
          </table:table-cell>
          <table:table-cell table:style-name="ce2" office:value-type="float" office:value="51000">
            <text:p>51000,0</text:p>
          </table:table-cell>
          <table:table-cell table:style-name="ce4" table:formula="of:=SUM([.C21]/14000)+1" office:value-type="float" office:value="4.64285714285714">
            <text:p>4,64</text:p>
          </table:table-cell>
          <table:table-cell office:value-type="float" office:value="4.6">
            <text:p>4,60</text:p>
          </table:table-cell>
          <table:table-cell table:formula="of:=SUM([.E21]/2)" office:value-type="float" office:value="2.3">
            <text:p>2,30</text:p>
          </table:table-cell>
          <table:table-cell table:style-name="ce2" office:value-type="float" office:value="30589">
            <text:p>30589,0</text:p>
          </table:table-cell>
          <table:table-cell table:formula="of:=SUM([.G21]/36.5)" office:value-type="float" office:value="838.054794520548">
            <text:p>838</text:p>
          </table:table-cell>
          <table:table-cell table:style-name="ce2" office:value-type="float" office:value="2877000000">
            <text:p>2877000000,0</text:p>
          </table:table-cell>
          <table:table-cell table:formula="of:=SUM([.I21]/1400000)" office:value-type="float" office:value="2055">
            <text:p>2055,0</text:p>
          </table:table-cell>
          <table:table-cell table:style-name="ce12" table:formula="of:=SUM([.J21]+[.D2]+[.D21])" office:value-type="float" office:value="2160.64285714286">
            <text:p>2160,6</text:p>
          </table:table-cell>
          <table:table-cell table:style-name="ce16" office:value-type="float" office:value="2160">
            <text:p>2160,0</text:p>
          </table:table-cell>
          <table:table-cell table:formula="of:=SUM([.L21]/2)" office:value-type="float" office:value="1080">
            <text:p>1080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 Titania</text:p>
          </table:table-cell>
          <table:table-cell table:style-name="ce2" office:value-type="float" office:value="1577">
            <text:p>1577,0</text:p>
          </table:table-cell>
          <table:table-cell table:style-name="ce2" office:value-type="float" office:value="1600">
            <text:p>1600,0</text:p>
          </table:table-cell>
          <table:table-cell table:style-name="ce4" table:formula="of:=SUM([.C22]/14000)+1" office:value-type="float" office:value="1.11428571428571">
            <text:p>1,11</text:p>
          </table:table-cell>
          <table:table-cell office:value-type="float" office:value="1.2">
            <text:p>1,20</text:p>
          </table:table-cell>
          <table:table-cell table:formula="of:=SUM([.E22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435910">
            <text:p>435910,0</text:p>
          </table:table-cell>
          <table:table-cell table:formula="of:=SUM([.I22]/1400000)" office:value-type="float" office:value="0.311364285714286">
            <text:p>0,3</text:p>
          </table:table-cell>
          <table:table-cell table:style-name="ce12" table:formula="of:=SUM([.J22]+[.D21]+[.D22])" office:value-type="float" office:value="6.06850714285714">
            <text:p>6,1</text:p>
          </table:table-cell>
          <table:table-cell table:style-name="ce16" office:value-type="float" office:value="6">
            <text:p>6,0</text:p>
          </table:table-cell>
          <table:table-cell table:formula="of:=SUM([.L22]/2)" office:value-type="float" office:value="3">
            <text:p>3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2. Obéron</text:p>
          </table:table-cell>
          <table:table-cell table:style-name="ce2" office:value-type="float" office:value="1523">
            <text:p>1523,0</text:p>
          </table:table-cell>
          <table:table-cell table:style-name="ce2" office:value-type="float" office:value="1500">
            <text:p>1500,0</text:p>
          </table:table-cell>
          <table:table-cell table:style-name="ce4" table:formula="of:=SUM([.C23]/14000)+1" office:value-type="float" office:value="1.10714285714286">
            <text:p>1,11</text:p>
          </table:table-cell>
          <table:table-cell office:value-type="float" office:value="1.2">
            <text:p>1,20</text:p>
          </table:table-cell>
          <table:table-cell table:formula="of:=SUM([.E23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583520">
            <text:p>583520,0</text:p>
          </table:table-cell>
          <table:table-cell table:formula="of:=SUM([.I23]/1400000)" office:value-type="float" office:value="0.4168">
            <text:p>0,4</text:p>
          </table:table-cell>
          <table:table-cell table:style-name="ce12" table:formula="of:=SUM([.J23]+[.D21]+[.D23])" office:value-type="float" office:value="6.1668">
            <text:p>6,2</text:p>
          </table:table-cell>
          <table:table-cell table:style-name="ce16" office:value-type="float" office:value="6">
            <text:p>6,0</text:p>
          </table:table-cell>
          <table:table-cell table:formula="of:=SUM([.L23]/2)" office:value-type="float" office:value="3">
            <text:p>3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3. Umbriel</text:p>
          </table:table-cell>
          <table:table-cell table:style-name="ce2" office:value-type="float" office:value="1169">
            <text:p>1169,0</text:p>
          </table:table-cell>
          <table:table-cell table:style-name="ce2" office:value-type="float" office:value="1200">
            <text:p>1200,0</text:p>
          </table:table-cell>
          <table:table-cell table:style-name="ce4" table:formula="of:=SUM([.C24]/14000)+1" office:value-type="float" office:value="1.08571428571429">
            <text:p>1,09</text:p>
          </table:table-cell>
          <table:table-cell office:value-type="float" office:value="1.2">
            <text:p>1,20</text:p>
          </table:table-cell>
          <table:table-cell table:formula="of:=SUM([.E24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266300">
            <text:p>266300,0</text:p>
          </table:table-cell>
          <table:table-cell table:formula="of:=SUM([.I24]/1400000)" office:value-type="float" office:value="0.190214285714286">
            <text:p>0,2</text:p>
          </table:table-cell>
          <table:table-cell table:style-name="ce12" table:formula="of:=SUM([.J24]+[.D21]+[.D24])" office:value-type="float" office:value="5.91878571428571">
            <text:p>5,9</text:p>
          </table:table-cell>
          <table:table-cell table:style-name="ce16" office:value-type="float" office:value="6">
            <text:p>6,0</text:p>
          </table:table-cell>
          <table:table-cell table:formula="of:=SUM([.L24]/2)" office:value-type="float" office:value="3">
            <text:p>3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4. Ariel</text:p>
          </table:table-cell>
          <table:table-cell table:style-name="ce2" office:value-type="float" office:value="1162">
            <text:p>1162,0</text:p>
          </table:table-cell>
          <table:table-cell table:style-name="ce2" office:value-type="float" office:value="1200">
            <text:p>1200,0</text:p>
          </table:table-cell>
          <table:table-cell table:style-name="ce4" table:formula="of:=SUM([.C25]/14000)+1" office:value-type="float" office:value="1.08571428571429">
            <text:p>1,09</text:p>
          </table:table-cell>
          <table:table-cell office:value-type="float" office:value="1.2">
            <text:p>1,20</text:p>
          </table:table-cell>
          <table:table-cell table:formula="of:=SUM([.E25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191020">
            <text:p>191020,0</text:p>
          </table:table-cell>
          <table:table-cell table:formula="of:=SUM([.I25]/1400000)" office:value-type="float" office:value="0.136442857142857">
            <text:p>0,1</text:p>
          </table:table-cell>
          <table:table-cell table:style-name="ce12" table:formula="of:=SUM([.J25]+[.D21]+[.D25])" office:value-type="float" office:value="5.86501428571428">
            <text:p>5,9</text:p>
          </table:table-cell>
          <table:table-cell table:style-name="ce16" office:value-type="float" office:value="6">
            <text:p>6,0</text:p>
          </table:table-cell>
          <table:table-cell table:formula="of:=SUM([.L25]/2)" office:value-type="float" office:value="3">
            <text:p>3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49528">
            <text:p>49528,0</text:p>
          </table:table-cell>
          <table:table-cell table:style-name="ce2" office:value-type="float" office:value="49500">
            <text:p>49500,0</text:p>
          </table:table-cell>
          <table:table-cell table:style-name="ce4" table:formula="of:=SUM([.C26]/14000)+1" office:value-type="float" office:value="4.53571428571429">
            <text:p>4,54</text:p>
          </table:table-cell>
          <table:table-cell office:value-type="float" office:value="4.6">
            <text:p>4,60</text:p>
          </table:table-cell>
          <table:table-cell table:formula="of:=SUM([.E26]/2)" office:value-type="float" office:value="2.3">
            <text:p>2,30</text:p>
          </table:table-cell>
          <table:table-cell table:style-name="ce2" office:value-type="float" office:value="59802">
            <text:p>59802,0</text:p>
          </table:table-cell>
          <table:table-cell table:formula="of:=SUM([.G26]/36.5)" office:value-type="float" office:value="1638.41095890411">
            <text:p>1638</text:p>
          </table:table-cell>
          <table:table-cell table:style-name="ce2" office:value-type="float" office:value="4498000000">
            <text:p>4498000000,0</text:p>
          </table:table-cell>
          <table:table-cell table:formula="of:=SUM([.I26]/1400000)" office:value-type="float" office:value="3212.85714285714">
            <text:p>3212,9</text:p>
          </table:table-cell>
          <table:table-cell table:style-name="ce12" table:formula="of:=SUM([.J26]+[.D2]+[.D26])" office:value-type="float" office:value="3318.39285714286">
            <text:p>3318,4</text:p>
          </table:table-cell>
          <table:table-cell table:style-name="ce16" office:value-type="float" office:value="3320">
            <text:p>3320,0</text:p>
          </table:table-cell>
          <table:table-cell table:formula="of:=SUM([.L26]/2)" office:value-type="float" office:value="1660">
            <text:p>1660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 Triton</text:p>
          </table:table-cell>
          <table:table-cell table:style-name="ce2" office:value-type="float" office:value="2707">
            <text:p>2707,0</text:p>
          </table:table-cell>
          <table:table-cell table:style-name="ce2" office:value-type="float" office:value="2700">
            <text:p>2700,0</text:p>
          </table:table-cell>
          <table:table-cell table:style-name="ce4" table:formula="of:=SUM([.C27]/14000)+1" office:value-type="float" office:value="1.19285714285714">
            <text:p>1,19</text:p>
          </table:table-cell>
          <table:table-cell office:value-type="float" office:value="1.2">
            <text:p>1,20</text:p>
          </table:table-cell>
          <table:table-cell table:formula="of:=SUM([.E27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354800">
            <text:p>354800,0</text:p>
          </table:table-cell>
          <table:table-cell table:formula="of:=SUM([.I27]/1400000)" office:value-type="float" office:value="0.253428571428571">
            <text:p>0,3</text:p>
          </table:table-cell>
          <table:table-cell table:style-name="ce12" table:formula="of:=SUM([.J27]+[.D26]+[.D27])" office:value-type="float" office:value="5.982">
            <text:p>6,0</text:p>
          </table:table-cell>
          <table:table-cell table:style-name="ce16" office:value-type="float" office:value="6">
            <text:p>6,0</text:p>
          </table:table-cell>
          <table:table-cell table:formula="of:=SUM([.L27]/2)" office:value-type="float" office:value="3">
            <text:p>3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Pluton</text:p>
          </table:table-cell>
          <table:table-cell table:style-name="ce2" office:value-type="float" office:value="2370">
            <text:p>2370,0</text:p>
          </table:table-cell>
          <table:table-cell table:style-name="ce2" office:value-type="float" office:value="2400">
            <text:p>2400,0</text:p>
          </table:table-cell>
          <table:table-cell table:style-name="ce4" table:formula="of:=SUM([.C28]/14000)+1" office:value-type="float" office:value="1.17142857142857">
            <text:p>1,17</text:p>
          </table:table-cell>
          <table:table-cell office:value-type="float" office:value="1.2">
            <text:p>1,20</text:p>
          </table:table-cell>
          <table:table-cell table:formula="of:=SUM([.E28]/2)" office:value-type="float" office:value="0.6">
            <text:p>0,60</text:p>
          </table:table-cell>
          <table:table-cell table:style-name="ce2" office:value-type="float" office:value="90588">
            <text:p>90588,0</text:p>
          </table:table-cell>
          <table:table-cell table:formula="of:=SUM([.G28]/36.5)" office:value-type="float" office:value="2481.86301369863">
            <text:p>2482</text:p>
          </table:table-cell>
          <table:table-cell table:style-name="ce2" office:value-type="float" office:value="5900000000">
            <text:p>5900000000,0</text:p>
          </table:table-cell>
          <table:table-cell table:formula="of:=SUM([.I28]/1400000)" office:value-type="float" office:value="4214.28571428571">
            <text:p>4214,3</text:p>
          </table:table-cell>
          <table:table-cell table:style-name="ce12" table:formula="of:=SUM([.J28]+[.D2]+[.D28])" office:value-type="float" office:value="4316.45714285714">
            <text:p>4316,5</text:p>
          </table:table-cell>
          <table:table-cell table:style-name="ce16" office:value-type="float" office:value="4316">
            <text:p>4316,0</text:p>
          </table:table-cell>
          <table:table-cell table:formula="of:=SUM([.L28]/2)" office:value-type="float" office:value="2158">
            <text:p>2158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string">
            <text:p>1. Charon</text:p>
          </table:table-cell>
          <table:table-cell table:style-name="ce2" office:value-type="float" office:value="1207">
            <text:p>1207,0</text:p>
          </table:table-cell>
          <table:table-cell table:style-name="ce2" office:value-type="float" office:value="1200">
            <text:p>1200,0</text:p>
          </table:table-cell>
          <table:table-cell table:style-name="ce4" table:formula="of:=SUM([.C29]/14000)+1" office:value-type="float" office:value="1.08571428571429">
            <text:p>1,09</text:p>
          </table:table-cell>
          <table:table-cell office:value-type="float" office:value="1.2">
            <text:p>1,20</text:p>
          </table:table-cell>
          <table:table-cell table:formula="of:=SUM([.E29]/2)" office:value-type="float" office:value="0.6">
            <text:p>0,60</text:p>
          </table:table-cell>
          <table:table-cell table:style-name="ce2"/>
          <table:table-cell office:value-type="float" office:value="1">
            <text:p>1</text:p>
          </table:table-cell>
          <table:table-cell table:style-name="ce2" office:value-type="float" office:value="17181">
            <text:p>17181,0</text:p>
          </table:table-cell>
          <table:table-cell table:formula="of:=SUM([.I29]/1400000)" office:value-type="float" office:value="0.0122721428571429">
            <text:p>0,0</text:p>
          </table:table-cell>
          <table:table-cell table:style-name="ce12" table:formula="of:=SUM([.J29]+[.D28]+[.D29])" office:value-type="float" office:value="2.269415">
            <text:p>2,3</text:p>
          </table:table-cell>
          <table:table-cell table:style-name="ce16" office:value-type="float" office:value="2">
            <text:p>2,0</text:p>
          </table:table-cell>
          <table:table-cell table:formula="of:=SUM([.L29]/2)" office:value-type="float" office:value="1">
            <text:p>1,00</text:p>
          </table:table-cell>
          <table:table-cell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13"/>
          <table:table-cell/>
          <table:table-cell table:formula="of:=SUM([.L30]/2)" office:value-type="float" office:value="0">
            <text:p>0,00</text:p>
          </table:table-cell>
          <table:table-cell table:number-columns-repeated="1011"/>
        </table:table-row>
        <table:table-row table:style-name="ro1" table:number-rows-repeated="4">
          <table:table-cell table:style-name="ce2"/>
          <table:table-cell table:number-columns-repeated="2"/>
          <table:table-cell table:style-name="ce4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13"/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13"/>
          <table:table-cell table:number-columns-repeated="1013"/>
        </table:table-row>
        <table:table-row table:style-name="ro1" table:number-rows-repeated="7">
          <table:table-cell table:style-name="ce2" table:number-columns-repeated="3"/>
          <table:table-cell table:style-name="ce4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13"/>
          <table:table-cell table:number-columns-repeated="1013"/>
        </table:table-row>
        <table:table-row table:style-name="ro1" table:number-rows-repeated="66">
          <table:table-cell table:number-columns-repeated="3"/>
          <table:table-cell table:style-name="ce4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13"/>
          <table:table-cell table:number-columns-repeated="101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1" number:min-integer-digits="1"/>
    </number:number-style>
    <number:currency-style style:name="N112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2P0"/>
    </number:currency-style>
    <number:number-style style:name="N113">
      <number:number number:decimal-places="8" number:min-integer-digits="1"/>
    </number:number-style>
    <number:number-style style:name="N114">
      <number:number number:decimal-places="17"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" number:language="fr" number:country="FR">
      <number:number number:decimal-places="1" number:min-integer-digits="1"/>
    </number:number-style>
    <number:number-style style:name="N8145" number:language="fr" number:country="FR">
      <number:number number:decimal-places="1" number:min-integer-digits="1" number:grouping="true"/>
    </number:number-style>
    <number:number-style style:name="N8146" number:language="fr" number:country="FR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18/04/2017</text:date>, <text:time>21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21:36:06.23</dc:date>
    <meta:generator>OpenOffice/4.1.1$Win32 OpenOffice.org_project/411m6$Build-9775</meta:generator>
    <meta:editing-duration>PT9H4M20S</meta:editing-duration>
    <meta:editing-cycles>27</meta:editing-cycles>
    <meta:document-statistic meta:table-count="3" meta:cell-count="361" meta:object-count="0"/>
  </office:meta>
</office:document-meta>
</file>